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95d7" officeooo:paragraph-rsid="000c95d7"/>
    </style:style>
    <style:style style:name="P2" style:family="paragraph" style:parent-style-name="Standard">
      <style:text-properties officeooo:rsid="000dd228" officeooo:paragraph-rsid="000dd228"/>
    </style:style>
    <style:style style:name="P3" style:family="paragraph" style:parent-style-name="Standard">
      <style:text-properties officeooo:rsid="000f74ce" officeooo:paragraph-rsid="000f74ce"/>
    </style:style>
    <style:style style:name="P4" style:family="paragraph" style:parent-style-name="Standard">
      <style:text-properties officeooo:rsid="0011050a" officeooo:paragraph-rsid="0011050a"/>
    </style:style>
    <style:style style:name="P5" style:family="paragraph" style:parent-style-name="Standard">
      <style:text-properties officeooo:rsid="0012edc9" officeooo:paragraph-rsid="0012edc9"/>
    </style:style>
    <style:style style:name="P6" style:family="paragraph" style:parent-style-name="Standard">
      <style:text-properties officeooo:rsid="000c95d7" officeooo:paragraph-rsid="000c95d7"/>
    </style:style>
    <style:style style:name="P7" style:family="paragraph" style:parent-style-name="Standard">
      <style:text-properties officeooo:rsid="00140f55" officeooo:paragraph-rsid="00140f55"/>
    </style:style>
    <style:style style:name="P8" style:family="paragraph" style:parent-style-name="Standard">
      <style:text-properties officeooo:rsid="000dd228" officeooo:paragraph-rsid="000dd228"/>
    </style:style>
    <style:style style:name="P9" style:family="paragraph" style:parent-style-name="Standard">
      <style:text-properties officeooo:rsid="00174df7" officeooo:paragraph-rsid="00174df7"/>
    </style:style>
    <style:style style:name="T1" style:family="text">
      <style:text-properties officeooo:rsid="00140f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ant Links</text:p>
      <text:p text:style-name="P1"/>
      <text:p text:style-name="P5">OpenCV</text:p>
      <text:p text:style-name="P2"><text:a xlink:type="simple" xlink:href="http://opencv-python-tutroals.readthedocs.org/en/latest/py_tutorials/py_tutorials.html" text:style-name="Internet_20_link" text:visited-style-name="Visited_20_Internet_20_Link">http://opencv-python-tutroals.readthedocs.org/en/latest/py_tutorials/py_tutorials.html</text:a></text:p>
      <text:p text:style-name="P2"/>
      <text:p text:style-name="P9">OpenCV python <text:s/>(Extra ) : </text:p>
      <text:p text:style-name="P9"/>
      <text:p text:style-name="P9"><text:a xlink:type="simple" xlink:href="http://www.bogotobogo.com/python/OpenCV_Python/python_opencv3_Image_Hough%20Circle_Transform.php" text:style-name="Internet_20_link" text:visited-style-name="Visited_20_Internet_20_Link">http://www.bogotobogo.com/python/OpenCV_Python/python_opencv3_Image_Hough%20Circle_Transform.php</text:a></text:p>
      <text:p text:style-name="P9"/>
      <text:p text:style-name="P2"/>
      <text:p text:style-name="P5">Git Short Guide : </text:p>
      <text:p text:style-name="P5"><text:a xlink:type="simple" xlink:href="http://www.tutorialspoint.com/git/git_quick_guide.html" text:style-name="Internet_20_link" text:visited-style-name="Visited_20_Internet_20_Link">http://www.tutorialspoint.com/git/git_quick_guide.htm</text:a><text:a xlink:type="simple" xlink:href="http://www.tutorialspoint.com/git/git_quick_guide.html" text:style-name="Internet_20_link" text:visited-style-name="Visited_20_Internet_20_Link"><text:span text:style-name="T1">l</text:span></text:a></text:p>
      <text:p text:style-name="P5"/>
      <text:p text:style-name="P7"><text:a xlink:type="simple" xlink:href="https://help.github.com/" text:style-name="Internet_20_link" text:visited-style-name="Visited_20_Internet_20_Link">https://help.github.com/</text:a></text:p>
      <text:p text:style-name="P7"/>
      <text:p text:style-name="P5"/>
      <text:p text:style-name="P5"/>
      <text:p text:style-name="P5">Linux Shell:</text:p>
      <text:p text:style-name="P5"><text:a xlink:type="simple" xlink:href="http://linuxcommand.org/index.php" text:style-name="Internet_20_link" text:visited-style-name="Visited_20_Internet_20_Link">http://linuxcommand.org/index.php</text:a></text:p>
      <text:p text:style-name="P5"/>
      <text:p text:style-name="P5"/>
      <text:p text:style-name="P5"/>
      <text:p text:style-name="P5"/>
      <text:p text:style-name="P3"/>
      <text:p text:style-name="P3"/>
      <text:p text:style-name="P4">Git <text:line-break/>git log</text:p>
      <text:p text:style-name="P4">checkout</text:p>
      <text:p text:style-name="P4">clone</text:p>
      <text:p text:style-name="P4">add/remove</text:p>
      <text:p text:style-name="P4">git branch add/remove</text:p>
      <text:p text:style-name="P4">track</text:p>
      <text:p text:style-name="P4">merge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9T11:26:10.812340162</meta:creation-date>
    <dc:date>2014-12-20T14:14:13.001874933</dc:date>
    <meta:editing-duration>PT3H35M56S</meta:editing-duration>
    <meta:editing-cycles>6</meta:editing-cycles>
    <meta:generator>LibreOffice/4.3.3.2$Linux_X86_64 LibreOffice_project/430m0$Build-2</meta:generator>
    <meta:document-statistic meta:table-count="0" meta:image-count="0" meta:object-count="0" meta:page-count="1" meta:paragraph-count="17" meta:word-count="30" meta:character-count="436" meta:non-whitespace-character-count="419"/>
  </office:meta>
</office:document-meta>
</file>